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templat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ans-serif"/>
    <style:font-face style:name="Consolas" svg:font-family="Consolas, 'Courier New', monospace"/>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end" style:justify-single-word="false"/>
      <style:text-properties style:font-name="Arial" fo:font-size="7pt" fo:language="fr" fo:country="FR" officeooo:paragraph-rsid="0007808a"/>
    </style:style>
    <style:style style:name="P2" style:family="paragraph" style:parent-style-name="Text_20_body">
      <loext:graphic-properties draw:fill="solid" draw:fill-color="#215868" draw:opacity="100%"/>
      <style:paragraph-properties fo:background-color="#215868"/>
      <style:text-properties fo:color="#daeef3" fo:font-size="16pt" officeooo:rsid="00380618" officeooo:paragraph-rsid="0009c799" fo:background-color="#215868" style:font-size-asian="16pt" style:font-size-complex="16pt"/>
    </style:style>
    <style:style style:name="P3" style:family="paragraph" style:parent-style-name="Text_20_body">
      <loext:graphic-properties draw:fill="solid" draw:fill-color="#215868" draw:opacity="100%"/>
      <style:paragraph-properties fo:background-color="#215868"/>
      <style:text-properties fo:color="#daeef3" fo:font-size="22pt" fo:font-weight="bold" officeooo:rsid="00380618" officeooo:paragraph-rsid="00380618" fo:background-color="#215868" style:font-size-asian="22pt" style:font-weight-asian="bold" style:font-size-complex="22pt" style:font-weight-complex="bold"/>
    </style:style>
    <style:style style:name="P4" style:family="paragraph" style:parent-style-name="Text_20_body">
      <style:paragraph-properties fo:margin-top="0.423cm" fo:margin-bottom="0.247cm" loext:contextual-spacing="false"/>
      <style:text-properties fo:language="en" fo:country="US" fo:font-weight="bold" style:font-weight-asian="bold" style:font-weight-complex="bold"/>
    </style:style>
    <style:style style:name="P5" style:family="paragraph" style:parent-style-name="Text_20_body">
      <style:paragraph-properties fo:margin-top="0.423cm" fo:margin-bottom="0.247cm" loext:contextual-spacing="false"/>
      <style:text-properties fo:language="en" fo:country="US" fo:font-weight="bold" officeooo:paragraph-rsid="000cf35e" style:font-weight-asian="bold" style:font-weight-complex="bold"/>
    </style:style>
    <style:style style:name="P6" style:family="paragraph" style:parent-style-name="Text_20_body">
      <style:paragraph-properties fo:margin-top="0.423cm" fo:margin-bottom="0.247cm" loext:contextual-spacing="false"/>
      <style:text-properties fo:language="en" fo:country="US" fo:font-weight="normal" officeooo:rsid="00380618" officeooo:paragraph-rsid="00380618" style:font-weight-asian="normal" style:font-weight-complex="normal"/>
    </style:style>
    <style:style style:name="P7" style:family="paragraph" style:parent-style-name="Standard">
      <loext:graphic-properties draw:fill="solid" draw:fill-color="#215868" draw:opacity="100%"/>
      <style:paragraph-properties fo:background-color="#215868"/>
      <style:text-properties fo:color="#daeef3" style:font-name="Arial" fo:font-size="12pt" fo:language="en" fo:country="US" officeooo:rsid="00380618" officeooo:paragraph-rsid="00380618" fo:background-color="#215868" style:font-size-asian="12pt" style:font-size-complex="12pt"/>
    </style:style>
    <style:style style:name="P8" style:family="paragraph" style:parent-style-name="Standard">
      <loext:graphic-properties draw:fill="solid" draw:fill-color="#215868" draw:opacity="100%"/>
      <style:paragraph-properties fo:background-color="#215868"/>
      <style:text-properties fo:color="#daeef3" style:font-name="Arial" fo:font-size="8pt" fo:language="en" fo:country="US" officeooo:paragraph-rsid="00380618" fo:background-color="#215868"/>
    </style:style>
    <style:style style:name="P9" style:family="paragraph" style:parent-style-name="Text_20_body">
      <style:paragraph-properties fo:margin-top="0.423cm" fo:margin-bottom="0.247cm" loext:contextual-spacing="false"/>
      <style:text-properties fo:language="en" fo:country="US" officeooo:rsid="00380618" officeooo:paragraph-rsid="00380618"/>
    </style:style>
    <style:style style:name="P10" style:family="paragraph" style:parent-style-name="Standard">
      <style:text-properties fo:font-weight="normal" officeooo:rsid="00380618" officeooo:paragraph-rsid="00380618" style:font-weight-asian="normal" style:font-weight-complex="normal"/>
    </style:style>
    <style:style style:name="P11" style:family="paragraph">
      <style:paragraph-properties fo:text-align="start"/>
      <style:text-properties style:text-line-through-style="none" style:text-line-through-type="none" style:font-name="Liberation Sans" fo:font-size="7pt" fo:font-style="normal" style:text-underline-style="none" fo:font-weight="normal"/>
    </style:style>
    <style:style style:name="T1" style:family="text">
      <style:text-properties officeooo:rsid="003bb09e"/>
    </style:style>
    <style:style style:name="gr1" style:family="graphic">
      <style:graphic-properties fo:border="none" style:wrap="run-through" style:number-wrapped-paragraphs="no-limit" style:vertical-pos="from-top" style:vertical-rel="page" style:horizontal-pos="from-left" style:horizontal-rel="paragraph" draw:wrap-influence-on-position="once-concurrent" style:flow-with-text="false"/>
    </style:style>
  </office:automatic-styles>
  <office:body>
    <office:text>
      <office:forms form:automatic-focus="false" form:apply-design-mode="false">
        <form:form form:name="PlanMatrix"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textarea form:name="wl" form:control-implementation="ooo:com.sun.star.form.component.TextField" xml:id="control1" form:id="control1"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Plugin" form:control-implementation="ooo:com.sun.star.form.component.TextField" xml:id="control2" form:id="control2"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control text:anchor-type="page" text:anchor-page-number="1" draw:z-index="0" draw:name="Forma3" draw:style-name="gr1" draw:text-style-name="P11" svg:width="0.867cm" svg:height="0.482cm" svg:x="3.316cm" svg:y="27.46cm" draw:control="control1"/>
      <draw:control text:anchor-type="page" text:anchor-page-number="1" draw:z-index="1" draw:name="Forma5" draw:style-name="gr1" draw:text-style-name="P11" svg:width="1.733cm" svg:height="0.505cm" svg:x="5.341cm" svg:y="27.434cm" draw:control="control2"/>
      <text:p text:style-name="P2">01 - IT Governance<text:span text:style-name="T1"/></text:p>
      <text:p text:style-name="P7">02 - IT Strategy and Planning<text:span text:style-name="T1"/></text:p>
      <text:p text:style-name="P8"/>
      <text:p text:style-name="P3">01 - Quality of IT strategy<text:span text:style-name="T1"/></text:p>
      <text:p text:style-name="P5">Objectives:</text:p>
      <text:p text:style-name="P9">Confirm whether there is an IT strategy in place, including the IT plan and the processes for the strategy’s development, approval, and implementation and maintenance which is aligned with the organization’s strategies and objectives. The risks and resources while accomplishing IT objectives are effectively managed.</text:p>
      <text:p text:style-name="P4">Criteria:</text:p>
      <text:p text:style-name="P6">An organizational level IT strategic plan exists, it translates business objectives into IT goals and requirements, addresses the needed IT resources to support the business, it is reviewed and updated periodically.</text:p>
      <text:p text:style-name="P4">Information required:</text:p>
      <text:p text:style-name="P6">IT Strategic Plan, or equivalent document

Meeting minutes from IT and Organizations Steering committee meetings
</text:p>
      <text:p text:style-name="P4">Analytics:</text:p>
      <text:p text:style-name="P6">Review of document
Interview business owners to determine if their needs are met by the IT organization Review periodic IT Committee and Organizational Steering Committee meeting minutes to ensure that business owners are represented and that strategic IT decisions are made at the Steering Committee level.

Review the IT Strategy or interview management to determine resources requirements and how they are determined and approved, who approves appropriate acquisition of tools and other resources (staff, contractors, skill via training, etc).
</text:p>
      <text:p text:style-name="P4">Previously found:</text:p>
      <text:p text:style-name="P6">To be developed</text:p>
      <text:p text:style-name="P4">Auditor’s conclusion:</text:p>
      <text:p text:style-name="P10">To be develop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ans-serif"/>
    <style:font-face style:name="Consolas" svg:font-family="Consolas, 'Courier New', monospace"/>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PT"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pt" fo:country="PT"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ext_20_body">
      <style:paragraph-properties fo:text-align="end" style:justify-single-word="false"/>
      <style:text-properties style:font-name="Arial" fo:font-size="7pt" fo:language="fr" fo:country="FR" officeooo:paragraph-rsid="0007808a"/>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text:page-number></text:p>
      </style:footer>
    </style:master-page>
    <style:master-page style:name="HTML"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07T21:04:51.388000000</meta:creation-date>
    <meta:editing-duration>PT14M17S</meta:editing-duration>
    <meta:editing-cycles>6</meta:editing-cycles>
    <meta:generator>LibreOffice/6.1.3.2$Windows_X86_64 LibreOffice_project/86daf60bf00efa86ad547e59e09d6bb77c699acb</meta:generator>
    <dc:date>2019-01-07T21:47:24.270000000</dc:date>
    <meta:document-statistic meta:table-count="0" meta:image-count="0" meta:object-count="0" meta:page-count="1" meta:paragraph-count="16" meta:word-count="19" meta:character-count="192" meta:non-whitespace-character-count="189"/>
  </office:meta>
</office:document-meta>
</file>